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fo:break-before="page" style:writing-mode="rl-tb"/>
      <style:text-properties officeooo:rsid="001a5d18" officeooo:paragraph-rsid="001a5d18"/>
    </style:style>
    <style:style style:name="P2" style:family="paragraph" style:parent-style-name="Standard">
      <style:paragraph-properties fo:text-align="end" style:justify-single-word="false" style:writing-mode="rl-tb"/>
      <style:text-properties fo:font-weight="bold" officeooo:rsid="001a5d18" officeooo:paragraph-rsid="001a5d18" style:font-weight-asian="bold" style:font-weight-complex="bold"/>
    </style:style>
    <style:style style:name="P3" style:family="paragraph">
      <style:paragraph-properties fo:text-align="end" style:writing-mode="rl-tb"/>
    </style:style>
    <style:style style:name="P4" style:family="paragraph">
      <loext:graphic-properties draw:fill="none" draw:fill-color="#ffffff"/>
      <style:paragraph-properties fo:text-align="end" style:writing-mode="rl-tb"/>
    </style:style>
    <style:style style:name="gr1" style:family="graphic">
      <style:graphic-properties draw:stroke="dash" draw:stroke-dash="Fine_20_Dashed" svg:stroke-color="#000000" draw:fill="none" draw:fill-color="#ffffff" fo:min-height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1" draw:name="Shape 1" draw:style-name="gr1" draw:text-style-name="P4" svg:width="9.556cm" svg:height="2.68cm" svg:x="0.651cm" svg:y="0.333cm"><draw:text-box><text:p text:style-name="P3">My name is يوسف</text:p></draw:text-box></draw:frame></text:p>
      <text:p text:style-name="P1"><draw:frame text:anchor-type="paragraph" draw:z-index="0" draw:name="Shape1" draw:style-name="gr1" draw:text-style-name="P4" svg:width="9.556cm" svg:height="2.68cm" svg:x="0.651cm" svg:y="0.333cm"><draw:text-box><text:p text:style-name="P3">يوسف My name is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f__5f_XXX_5f__5f__5f_invalid" style:display-name="__XXX___invalid" style:family="text"/>
    <text:outline-style style:name="Outline">
      <text:outline-level-style text:level="1" text:style-name="_5f__5f_XXX_5f__5f__5f_invalid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_5f__5f_XXX_5f__5f__5f_invalid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_5f__5f_XXX_5f__5f__5f_invalid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_5f__5f_XXX_5f__5f__5f_invalid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_5f__5f_XXX_5f__5f__5f_invalid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_5f__5f_XXX_5f__5f__5f_invalid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_5f__5f_XXX_5f__5f__5f_invalid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_5f__5f_XXX_5f__5f__5f_invalid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_5f__5f_XXX_5f__5f__5f_invalid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_5f__5f_XXX_5f__5f__5f_invalid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25T15:32:20.836750979</meta:creation-date>
    <dc:date>2022-08-15T18:19:57.591840156</dc:date>
    <meta:editing-duration>PT14M55S</meta:editing-duration>
    <meta:editing-cycles>6</meta:editing-cycles>
    <meta:generator>LibreOfficeDev/7.5.0.0.alpha0$Linux_X86_64 LibreOffice_project/8ac3837f684cc6a966178854e95c6fe810f6aa4d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